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4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14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14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6" style:family="table-cell" style:parent-style-name="Default" style:data-style-name="N14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14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14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3" table:number-rows-spanned="1" table:style-name="ce9">
            <text:p>MinNeighbors : 1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9">
            <text:p><text:span text:style-name="T2">MinNeighbors :<text:s/></text:span>15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2">
            <text:p>MinNeighbors : 1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0">
            <text:p>MinNeighbors : 15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1">
            <text:p>Precision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2">
            <text:p>Precision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office:value-type="string" table:style-name="ce19">
            <text:p>VP</text:p>
          </table:table-cell>
          <table:table-cell office:value-type="string" table:style-name="ce13">
            <text:p>FP</text:p>
          </table:table-cell>
          <table:table-cell office:value-type="string" table:style-name="ce20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30" table:formula="of:=[.B6]-[.B5]" table:style-name="ce3">
            <text:p>30</text:p>
          </table:table-cell>
          <table:table-cell office:value-type="percentage" office:value="0.12345679012345678" table:formula="of:=([.B4]/[.$B$6])" table:style-name="ce5">
            <text:p>12,35%</text:p>
          </table:table-cell>
          <table:table-cell table:style-name="ce1"/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32" table:formula="of:=[.F6]-[.F5]" table:style-name="ce3">
            <text:p>32</text:p>
          </table:table-cell>
          <table:table-cell office:value-type="percentage" office:value="0.13168724279835392" table:formula="of:=([.F4]/[.$F$6])" table:style-name="ce5">
            <text:p>13,17%</text:p>
          </table:table-cell>
          <table:table-cell table:style-name="ce1"/>
          <table:table-cell office:value-type="float" office:value="213" table:formula="of:=[.B5]" table:style-name="ce19">
            <text:p>213</text:p>
          </table:table-cell>
          <table:table-cell office:value-type="float" office:value="185" table:formula="of:=[.B10]" table:style-name="ce13">
            <text:p>185</text:p>
          </table:table-cell>
          <table:table-cell office:value-type="percentage" office:value="0.53517587939698497" table:formula="of:=([.B5]/([.B5] + [.B10]))" table:style-name="ce21">
            <text:p>53,52%</text:p>
          </table:table-cell>
          <table:table-cell table:style-name="ce1"/>
          <table:table-cell office:value-type="float" office:value="211" table:formula="of:=[.F5]" table:style-name="ce2">
            <text:p>211</text:p>
          </table:table-cell>
          <table:table-cell office:value-type="float" office:value="149" table:formula="of:=[.F10]" table:style-name="ce3">
            <text:p>149</text:p>
          </table:table-cell>
          <table:table-cell office:value-type="percentage" office:value="0.58611111111111114" table:formula="of:=([.F5]/([.F5] + [.F10]))" table:style-name="ce5">
            <text:p>58,61%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Verdadeiro Positivo</text:p>
          </table:table-cell>
          <table:table-cell office:value-type="float" office:value="213" table:style-name="ce3">
            <text:p>213</text:p>
          </table:table-cell>
          <table:table-cell office:value-type="percentage" office:value="0.87654320987654322" table:formula="of:=([.B5]/[.$B$6])" table:style-name="ce5">
            <text:p>87,65%</text:p>
          </table:table-cell>
          <table:table-cell table:style-name="ce1"/>
          <table:table-cell office:value-type="string" table:style-name="ce2">
            <text:p>Verdadeiro Positivo</text:p>
          </table:table-cell>
          <table:table-cell office:value-type="float" office:value="211" table:style-name="ce3">
            <text:p>211</text:p>
          </table:table-cell>
          <table:table-cell office:value-type="percentage" office:value="0.86831275720164613" table:formula="of:=([.F5]/[.$F$6])" table:style-name="ce5">
            <text:p>86,83%</text:p>
          </table:table-cell>
          <table:table-cell table:style-name="ce1"/>
          <table:table-cell office:value-type="string" table:number-columns-spanned="3" table:number-rows-spanned="1" table:style-name="ce30">
            <text:p>Recall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B6]/[.$B$6])" table:style-name="ce5">
            <text:p>100,00%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F6]/[.$F$6])" table:style-name="ce5">
            <text:p>100,00%</text:p>
          </table:table-cell>
          <table:table-cell table:style-name="ce1"/>
          <table:table-cell office:value-type="string" table:style-name="ce19">
            <text:p>VP</text:p>
          </table:table-cell>
          <table:table-cell office:value-type="string" table:style-name="ce13">
            <text:p>FN</text:p>
          </table:table-cell>
          <table:table-cell office:value-type="string" table:style-name="ce20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1"/>
          <table:table-cell table:style-name="ce2"/>
          <table:table-cell table:style-name="ce3"/>
          <table:table-cell table:style-name="ce4"/>
          <table:table-cell table:style-name="ce1"/>
          <table:table-cell office:value-type="float" office:value="213" table:formula="of:=[.B5]" table:style-name="ce19">
            <text:p>213</text:p>
          </table:table-cell>
          <table:table-cell office:value-type="float" office:value="30" table:formula="of:=[.B4]" table:style-name="ce13">
            <text:p>30</text:p>
          </table:table-cell>
          <table:table-cell office:value-type="percentage" office:value="0.87654320987654322" table:formula="of:=([.B5]/([.B5] + [.B4]))" table:style-name="ce21">
            <text:p>87,65%</text:p>
          </table:table-cell>
          <table:table-cell table:style-name="ce1"/>
          <table:table-cell office:value-type="float" office:value="211" table:formula="of:=[.F5]" table:style-name="ce6">
            <text:p>211</text:p>
          </table:table-cell>
          <table:table-cell office:value-type="float" office:value="32" table:formula="of:=[.F4]" table:style-name="ce7">
            <text:p>32</text:p>
          </table:table-cell>
          <table:table-cell office:value-type="percentage" office:value="0.86831275720164613" table:formula="of:=([.F5]/([.F5] + [.F4]))" table:style-name="ce8">
            <text:p>86,83%</text:p>
          </table:table-cell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0">
            <text:p>F1-Score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1">
            <text:p>F1-Score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office:value-type="string" table:style-name="ce24">
            <text:p>Precision</text:p>
          </table:table-cell>
          <table:table-cell office:value-type="string" table:style-name="ce27">
            <text:p>Recall</text:p>
          </table:table-cell>
          <table:table-cell office:value-type="string" table:style-name="ce25">
            <text:p>Resultado</text:p>
          </table:table-cell>
          <table:table-cell table:style-name="ce1"/>
          <table:table-cell office:value-type="string" table:style-name="ce24">
            <text:p>Precision</text:p>
          </table:table-cell>
          <table:table-cell office:value-type="string" table:style-name="ce27">
            <text:p>Recall</text:p>
          </table:table-cell>
          <table:table-cell office:value-type="string" table:style-name="ce25">
            <text:p>Resultado</text:p>
          </table:table-cell>
          <table:table-cell table:number-columns-repeated="16369"/>
        </table:table-row>
        <table:table-row table:style-name="ro1"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85" table:style-name="ce3">
            <text:p>185</text:p>
          </table:table-cell>
          <table:table-cell office:value-type="percentage" office:value="0.46250000000000002" table:formula="of:=([.B10]/[.$B$12])" table:style-name="ce5">
            <text:p>46,25%</text:p>
          </table:table-cell>
          <table:table-cell table:style-name="ce1"/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49" table:style-name="ce3">
            <text:p>149</text:p>
          </table:table-cell>
          <table:table-cell office:value-type="percentage" office:value="0.3725" table:formula="of:=([.F10]/[.$F$12])" table:style-name="ce5">
            <text:p>37,25%</text:p>
          </table:table-cell>
          <table:table-cell table:style-name="ce1"/>
          <table:table-cell office:value-type="percentage" office:value="0.53517587939698497" table:formula="of:=[.K4]" table:style-name="ce28">
            <text:p>53,52%</text:p>
          </table:table-cell>
          <table:table-cell office:value-type="percentage" office:value="0.87654320987654322" table:formula="of:=[.K7]" table:style-name="ce29">
            <text:p>87,65%</text:p>
          </table:table-cell>
          <table:table-cell office:value-type="percentage" office:value="0.66458658346333854" table:formula="of:=2 * (([.K4] * [.K7])/([.K4] + [.K7]))" table:style-name="ce26">
            <text:p>66,46%</text:p>
          </table:table-cell>
          <table:table-cell table:style-name="ce1"/>
          <table:table-cell office:value-type="percentage" office:value="0.58611111111111114" table:formula="of:=[.O4]" table:style-name="ce28">
            <text:p>58,61%</text:p>
          </table:table-cell>
          <table:table-cell office:value-type="percentage" office:value="0.86831275720164613" table:formula="of:=[.O7]" table:style-name="ce29">
            <text:p>86,83%</text:p>
          </table:table-cell>
          <table:table-cell office:value-type="percentage" office:value="0.69983416252072972" table:formula="of:=2 * (([.O4] * [.O7])/([.O4] + [.O7]))" table:style-name="ce26">
            <text:p>69,98%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Verdadeiro Negativo</text:p>
          </table:table-cell>
          <table:table-cell office:value-type="float" office:value="215" table:formula="of:=[.B12]-[.B10]" table:style-name="ce3">
            <text:p>215</text:p>
          </table:table-cell>
          <table:table-cell office:value-type="percentage" office:value="0.53749999999999998" table:formula="of:=([.B11]/[.$B$12])" table:style-name="ce5">
            <text:p>53,75%</text:p>
          </table:table-cell>
          <table:table-cell table:style-name="ce1"/>
          <table:table-cell office:value-type="string" table:style-name="ce2">
            <text:p>Verdadeiro Negativo</text:p>
          </table:table-cell>
          <table:table-cell office:value-type="float" office:value="251" table:formula="of:=[.F12]-[.F10]" table:style-name="ce3">
            <text:p>251</text:p>
          </table:table-cell>
          <table:table-cell office:value-type="percentage" office:value="0.62749999999999995" table:formula="of:=([.F11]/[.$F$12])" table:style-name="ce5">
            <text:p>62,75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B12]/[.$B$12])" table:style-name="ce8">
            <text:p>100,00%</text:p>
          </table:table-cell>
          <table:table-cell table:style-name="ce1"/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F12]/[.$F$12])" table:style-name="ce8">
            <text:p>100,00%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string" table:number-columns-spanned="3" table:number-rows-spanned="1" table:style-name="ce9">
            <text:p><text:span text:style-name="T2">MinNeighbors :<text:s/></text:span>2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9">
            <text:p><text:span text:style-name="T2">MinNeighbors :<text:s/></text:span>25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0">
            <text:p>MinNeighbors : 2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0">
            <text:p>MinNeighbors : 25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2">
            <text:p>Precision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2">
            <text:p>Precision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37" table:formula="of:=[.B19]-[.B18]" table:style-name="ce3">
            <text:p>37</text:p>
          </table:table-cell>
          <table:table-cell office:value-type="percentage" office:value="0.15226337448559671" table:formula="of:=([.B17]/[.$B$19])" table:style-name="ce5">
            <text:p>15,23%</text:p>
          </table:table-cell>
          <table:table-cell table:style-name="ce1"/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47" table:formula="of:=[.F19]-[.F18]" table:style-name="ce3">
            <text:p>47</text:p>
          </table:table-cell>
          <table:table-cell office:value-type="percentage" office:value="0.19341563786008231" table:formula="of:=([.F17]/[.$F$19])" table:style-name="ce5">
            <text:p>19,34%</text:p>
          </table:table-cell>
          <table:table-cell table:style-name="ce1"/>
          <table:table-cell office:value-type="float" office:value="206" table:formula="of:=[.B18]" table:style-name="ce2">
            <text:p>206</text:p>
          </table:table-cell>
          <table:table-cell office:value-type="float" office:value="129" table:formula="of:=[.B23]" table:style-name="ce3">
            <text:p>129</text:p>
          </table:table-cell>
          <table:table-cell office:value-type="percentage" office:value="0.61492537313432838" table:formula="of:=([.B18]/([.B18] + [.B23]))" table:style-name="ce5">
            <text:p>61,49%</text:p>
          </table:table-cell>
          <table:table-cell table:style-name="ce1"/>
          <table:table-cell office:value-type="float" office:value="196" table:formula="of:=[.F18]" table:style-name="ce2">
            <text:p>196</text:p>
          </table:table-cell>
          <table:table-cell office:value-type="float" office:value="102" table:formula="of:=[.F23]" table:style-name="ce3">
            <text:p>102</text:p>
          </table:table-cell>
          <table:table-cell office:value-type="percentage" office:value="0.65771812080536918" table:formula="of:=([.F18]/([.F18] + [.F23]))" table:style-name="ce5">
            <text:p>65,77%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Verdadeiro Positivo</text:p>
          </table:table-cell>
          <table:table-cell office:value-type="float" office:value="206" table:style-name="ce3">
            <text:p>206</text:p>
          </table:table-cell>
          <table:table-cell office:value-type="percentage" office:value="0.84773662551440332" table:formula="of:=([.B18]/[.$B$19])" table:style-name="ce5">
            <text:p>84,77%</text:p>
          </table:table-cell>
          <table:table-cell table:style-name="ce1"/>
          <table:table-cell office:value-type="string" table:style-name="ce2">
            <text:p>Verdadeiro Positivo</text:p>
          </table:table-cell>
          <table:table-cell office:value-type="float" office:value="196" table:style-name="ce3">
            <text:p>196</text:p>
          </table:table-cell>
          <table:table-cell office:value-type="percentage" office:value="0.80658436213991769" table:formula="of:=([.F18]/[.$F$19])" table:style-name="ce5">
            <text:p>80,66%</text:p>
          </table:table-cell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B19]/[.$B$19])" table:style-name="ce5">
            <text:p>100,00%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F19]/[.$F$19])" table:style-name="ce5">
            <text:p>100,00%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1"/>
          <table:table-cell table:style-name="ce2"/>
          <table:table-cell table:style-name="ce3"/>
          <table:table-cell table:style-name="ce4"/>
          <table:table-cell table:style-name="ce1"/>
          <table:table-cell office:value-type="float" office:value="206" table:formula="of:=[.B18]" table:style-name="ce19">
            <text:p>206</text:p>
          </table:table-cell>
          <table:table-cell office:value-type="float" office:value="37" table:formula="of:=[.B17]" table:style-name="ce13">
            <text:p>37</text:p>
          </table:table-cell>
          <table:table-cell office:value-type="percentage" office:value="0.84773662551440332" table:formula="of:=([.B18]/([.B18] + [.B17]))" table:style-name="ce21">
            <text:p>84,77%</text:p>
          </table:table-cell>
          <table:table-cell table:style-name="ce1"/>
          <table:table-cell office:value-type="float" office:value="196" table:formula="of:=[.F18]" table:style-name="ce19">
            <text:p>196</text:p>
          </table:table-cell>
          <table:table-cell office:value-type="float" office:value="47" table:formula="of:=[.F17]" table:style-name="ce13">
            <text:p>47</text:p>
          </table:table-cell>
          <table:table-cell office:value-type="percentage" office:value="0.80658436213991769" table:formula="of:=([.F18]/([.F18] + [.F17]))" table:style-name="ce21">
            <text:p>80,66%</text:p>
          </table:table-cell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0">
            <text:p>F1-Score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0">
            <text:p>F1-Score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office:value-type="string" table:style-name="ce24">
            <text:p>Precision</text:p>
          </table:table-cell>
          <table:table-cell office:value-type="string" table:style-name="ce27">
            <text:p>Recall</text:p>
          </table:table-cell>
          <table:table-cell office:value-type="string" table:style-name="ce25">
            <text:p>Resultado</text:p>
          </table:table-cell>
          <table:table-cell table:style-name="ce1"/>
          <table:table-cell office:value-type="string" table:style-name="ce24">
            <text:p>Precision</text:p>
          </table:table-cell>
          <table:table-cell office:value-type="string" table:style-name="ce27">
            <text:p>Recall</text:p>
          </table:table-cell>
          <table:table-cell office:value-type="string" table:style-name="ce25">
            <text:p>Resultado</text:p>
          </table:table-cell>
          <table:table-cell table:number-columns-repeated="16369"/>
        </table:table-row>
        <table:table-row table:style-name="ro1"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29" table:style-name="ce3">
            <text:p>129</text:p>
          </table:table-cell>
          <table:table-cell office:value-type="percentage" office:value="0.32250000000000001" table:formula="of:=([.B23]/[.$B$25])" table:style-name="ce5">
            <text:p>32,25%</text:p>
          </table:table-cell>
          <table:table-cell table:style-name="ce1"/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02" table:style-name="ce3">
            <text:p>102</text:p>
          </table:table-cell>
          <table:table-cell office:value-type="percentage" office:value="0.255" table:formula="of:=([.F23]/[.$F$25])" table:style-name="ce5">
            <text:p>25,50%</text:p>
          </table:table-cell>
          <table:table-cell table:style-name="ce1"/>
          <table:table-cell office:value-type="percentage" office:value="0.61492537313432838" table:formula="of:=[.K17]" table:style-name="ce28">
            <text:p>61,49%</text:p>
          </table:table-cell>
          <table:table-cell office:value-type="percentage" office:value="0.84773662551440332" table:formula="of:=[.K20]" table:style-name="ce29">
            <text:p>84,77%</text:p>
          </table:table-cell>
          <table:table-cell office:value-type="percentage" office:value="0.71280276816609001" table:formula="of:=2 * (([.K17] * [.K20])/([.K17] + [.K20]))" table:style-name="ce26">
            <text:p>71,28%</text:p>
          </table:table-cell>
          <table:table-cell table:style-name="ce1"/>
          <table:table-cell office:value-type="percentage" office:value="0.65771812080536918" table:formula="of:=[.O17]" table:style-name="ce28">
            <text:p>65,77%</text:p>
          </table:table-cell>
          <table:table-cell office:value-type="percentage" office:value="0.80658436213991769" table:formula="of:=[.O20]" table:style-name="ce29">
            <text:p>80,66%</text:p>
          </table:table-cell>
          <table:table-cell office:value-type="percentage" office:value="0.72458410351201485" table:formula="of:=2 * (([.O17] * [.O20])/([.O17] + [.O20]))" table:style-name="ce26">
            <text:p>72,46%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Verdadeiro Negativo</text:p>
          </table:table-cell>
          <table:table-cell office:value-type="float" office:value="271" table:formula="of:=[.B25]-[.B23]" table:style-name="ce3">
            <text:p>271</text:p>
          </table:table-cell>
          <table:table-cell office:value-type="percentage" office:value="0.67749999999999999" table:formula="of:=([.B24]/[.$B$25])" table:style-name="ce5">
            <text:p>67,75%</text:p>
          </table:table-cell>
          <table:table-cell table:style-name="ce1"/>
          <table:table-cell office:value-type="string" table:style-name="ce2">
            <text:p>Verdadeiro Negativo</text:p>
          </table:table-cell>
          <table:table-cell office:value-type="float" office:value="298" table:formula="of:=[.F25]-[.F23]" table:style-name="ce3">
            <text:p>298</text:p>
          </table:table-cell>
          <table:table-cell office:value-type="percentage" office:value="0.745" table:formula="of:=([.F24]/[.$F$25])" table:style-name="ce5">
            <text:p>74,5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B25]/[.$B$25])" table:style-name="ce8">
            <text:p>100,00%</text:p>
          </table:table-cell>
          <table:table-cell table:style-name="ce1"/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F25]/[.$F$25])" table:style-name="ce8">
            <text:p>100,00%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string" table:number-columns-spanned="3" table:number-rows-spanned="1" table:style-name="ce9">
            <text:p><text:span text:style-name="T2">MinNeighbors :<text:s/></text:span>30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10">
            <text:p>MinNeighbors : 30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12">
            <text:p>Precision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5"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also Negativo</text:p>
          </table:table-cell>
          <table:table-cell office:value-type="float" office:value="55" table:formula="of:=[.B32]-[.B31]" table:style-name="ce3">
            <text:p>55</text:p>
          </table:table-cell>
          <table:table-cell office:value-type="percentage" office:value="0.22633744855967078" table:formula="of:=([.B30]/[.$B$32])" table:style-name="ce5">
            <text:p>22,63%</text:p>
          </table:table-cell>
          <table:table-cell table:number-columns-repeated="5" table:style-name="ce1"/>
          <table:table-cell office:value-type="float" office:value="188" table:formula="of:=[.B31]" table:style-name="ce2">
            <text:p>188</text:p>
          </table:table-cell>
          <table:table-cell office:value-type="float" office:value="90" table:formula="of:=[.B36]" table:style-name="ce3">
            <text:p>90</text:p>
          </table:table-cell>
          <table:table-cell office:value-type="percentage" office:value="0.67625899280575541" table:formula="of:=([.B31]/([.B31] + [.B36]))" table:style-name="ce5">
            <text:p>67,63%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Verdadeiro Positivo</text:p>
          </table:table-cell>
          <table:table-cell office:value-type="float" office:value="188" table:style-name="ce3">
            <text:p>188</text:p>
          </table:table-cell>
          <table:table-cell office:value-type="percentage" office:value="0.77366255144032925" table:formula="of:=([.B31]/[.$B$32])" table:style-name="ce5">
            <text:p>77,37%</text:p>
          </table:table-cell>
          <table:table-cell table:number-columns-repeated="5"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B32]/[.$B$32])" table:style-name="ce5">
            <text:p>100,00%</text:p>
          </table:table-cell>
          <table:table-cell table:number-columns-repeated="5"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5" table:style-name="ce1"/>
          <table:table-cell office:value-type="float" office:value="188" table:formula="of:=[.B31]" table:style-name="ce19">
            <text:p>188</text:p>
          </table:table-cell>
          <table:table-cell office:value-type="float" office:value="55" table:formula="of:=[.B30]" table:style-name="ce13">
            <text:p>55</text:p>
          </table:table-cell>
          <table:table-cell office:value-type="percentage" office:value="0.77366255144032925" table:formula="of:=([.B31]/([.B31] + [.B30]))" table:style-name="ce21">
            <text:p>77,37%</text:p>
          </table:table-cell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30">
            <text:p>F1-Score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5" table:style-name="ce1"/>
          <table:table-cell office:value-type="string" table:style-name="ce24">
            <text:p>Precision</text:p>
          </table:table-cell>
          <table:table-cell office:value-type="string" table:style-name="ce27">
            <text:p>Recall</text:p>
          </table:table-cell>
          <table:table-cell office:value-type="string" table:style-name="ce25">
            <text:p>Resultado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also Positivo</text:p>
          </table:table-cell>
          <table:table-cell office:value-type="float" office:value="90" table:style-name="ce3">
            <text:p>90</text:p>
          </table:table-cell>
          <table:table-cell office:value-type="percentage" office:value="0.22500000000000001" table:formula="of:=([.B36]/[.$B$38])" table:style-name="ce5">
            <text:p>22,50%</text:p>
          </table:table-cell>
          <table:table-cell table:number-columns-repeated="5" table:style-name="ce1"/>
          <table:table-cell office:value-type="percentage" office:value="0.67625899280575541" table:formula="of:=[.K30]" table:style-name="ce28">
            <text:p>67,63%</text:p>
          </table:table-cell>
          <table:table-cell office:value-type="percentage" office:value="0.77366255144032925" table:formula="of:=[.K33]" table:style-name="ce29">
            <text:p>77,37%</text:p>
          </table:table-cell>
          <table:table-cell office:value-type="percentage" office:value="0.72168905950095974" table:formula="of:=2 * (([.K30] * [.K33])/([.K30] + [.K33]))" table:style-name="ce26">
            <text:p>72,17%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Verdadeiro Negativo</text:p>
          </table:table-cell>
          <table:table-cell office:value-type="float" office:value="310" table:formula="of:=[.B38]-[.B36]" table:style-name="ce3">
            <text:p>310</text:p>
          </table:table-cell>
          <table:table-cell office:value-type="percentage" office:value="0.77500000000000002" table:formula="of:=([.B37]/[.$B$38])" table:style-name="ce5">
            <text:p>77,50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B38]/[.$B$38])" table:style-name="ce8">
            <text:p>100,00%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crossover</dc:creator>
    <meta:creation-date>2019-10-13T00:36:22Z</meta:creation-date>
    <dc:date>2019-10-17T18:13:25Z</dc:date>
    <meta:editing-cycles>2</meta:editing-cycles>
    <meta:editing-duration>PT147S</meta:editing-duration>
  </office:meta>
</office:document-meta>
</file>